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5" style:family="table">
      <style:table-properties style:width="6.6931in" table:align="margins"/>
    </style:style>
    <style:style style:name="Tableau5.A" style:family="table-column">
      <style:table-column-properties style:column-width="6.6931in" style:rel-column-width="65535*"/>
    </style:style>
    <style:style style:name="Tableau5.A1" style:family="table-cell">
      <style:table-cell-properties fo:padding="0.0194in" fo:border="0.05pt solid #000000" style:writing-mode="page"/>
    </style:style>
    <style:style style:name="Tableau4" style:family="table">
      <style:table-properties style:width="6.6931in" table:align="margins"/>
    </style:style>
    <style:style style:name="Tableau4.A" style:family="table-column">
      <style:table-column-properties style:column-width="2.2313in" style:rel-column-width="21845*"/>
    </style:style>
    <style:style style:name="Tableau4.A1" style:family="table-cell">
      <style:table-cell-properties fo:padding="0.0194in" fo:border-left="0.05pt solid #000000" fo:border-right="none" fo:border-top="0.05pt solid #000000" fo:border-bottom="0.05pt solid #000000" style:writing-mode="page"/>
    </style:style>
    <style:style style:name="Tableau4.C1" style:family="table-cell">
      <style:table-cell-properties fo:padding="0.0194in" fo:border="0.05pt solid #000000" style:writing-mode="page"/>
    </style:style>
    <style:style style:name="Tableau4.A2" style:family="table-cell">
      <style:table-cell-properties fo:padding="0.0194in" fo:border-left="0.05pt solid #000000" fo:border-right="none" fo:border-top="none" fo:border-bottom="0.05pt solid #000000" style:writing-mode="page"/>
    </style:style>
    <style:style style:name="Tableau4.C2" style:family="table-cell">
      <style:table-cell-properties fo:padding="0.0194in" fo:border-left="0.05pt solid #000000" fo:border-right="0.05pt solid #000000" fo:border-top="none" fo:border-bottom="0.05pt solid #000000" style:writing-mode="page"/>
    </style:style>
    <style:style style:name="Thème" style:family="table">
      <style:table-properties style:width="6.6931in" table:align="margins"/>
    </style:style>
    <style:style style:name="Thème.A" style:family="table-column">
      <style:table-column-properties style:column-width="6.6931in" style:rel-column-width="65535*"/>
    </style:style>
    <style:style style:name="Thème.A1" style:family="table-cell">
      <style:table-cell-properties fo:background-color="transparent" fo:padding="0.0382in" fo:border="0.5pt solid #000000" style:writing-mode="page">
        <style:background-image/>
      </style:table-cell-properties>
    </style:style>
    <style:style style:name="Thème.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escription" style:family="table">
      <style:table-properties style:width="6.6931in" table:align="margins"/>
    </style:style>
    <style:style style:name="Description.A" style:family="table-column">
      <style:table-column-properties style:column-width="6.6931in" style:rel-column-width="65535*"/>
    </style:style>
    <style:style style:name="Description.A1" style:family="table-cell">
      <style:table-cell-properties fo:background-color="transparent" fo:padding="0.0382in" fo:border="0.5pt solid #000000" style:writing-mode="page">
        <style:background-image/>
      </style:table-cell-properties>
    </style:style>
    <style:style style:name="Description.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 style:family="table">
      <style:table-properties style:width="6.6931in" table:align="margins"/>
    </style:style>
    <style:style style:name="Tableau1.A" style:family="table-column">
      <style:table-column-properties style:column-width="6.6931in" style:rel-column-width="65535*"/>
    </style:style>
    <style:style style:name="Tableau1.A1" style:family="table-cell">
      <style:table-cell-properties fo:background-color="transparent" fo:padding="0.0382in" fo:border="0.5pt solid #000000" style:writing-mode="page">
        <style:background-image/>
      </style:table-cell-properties>
    </style:style>
    <style:style style:name="Tableau1.2" style:family="table-row">
      <style:table-row-properties style:min-row-height="0.5167in"/>
    </style:style>
    <style:style style:name="Tableau1.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6" style:family="table">
      <style:table-properties style:width="6.6979in" fo:margin-left="0in" table:align="left" style:may-break-between-rows="true" table:border-model="collapsing"/>
    </style:style>
    <style:style style:name="Tableau6.A" style:family="table-column">
      <style:table-column-properties style:column-width="3.6979in"/>
    </style:style>
    <style:style style:name="Tableau6.B" style:family="table-column">
      <style:table-column-properties style:column-width="3in"/>
    </style:style>
    <style:style style:name="Tableau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au6.B1" style:family="table-cell">
      <style:table-cell-properties fo:background-color="transparent" fo:padding="0.0382in" fo:border="0.5pt solid #000000" style:writing-mode="page">
        <style:background-image/>
      </style:table-cell-properties>
    </style:style>
    <style:style style:name="Tableau6.2" style:family="table-row">
      <style:table-row-properties style:row-height="0.5514in"/>
    </style:style>
    <style:style style:name="Tableau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6.6" style:family="table-row">
      <style:table-row-properties style:row-height="0.6986in"/>
    </style:style>
    <style:style style:name="Tableau6.7" style:family="table-row">
      <style:table-row-properties style:row-height="0.5514in" fo:keep-together="auto"/>
    </style:style>
    <style:style style:name="Tableau6.8" style:family="table-row">
      <style:table-row-properties style:min-row-height="0.5514in"/>
    </style:style>
    <style:style style:name="Tableau6.9" style:family="table-row">
      <style:table-row-properties style:min-row-height="0.5514in"/>
    </style:style>
    <style:style style:name="Tableau3" style:family="table">
      <style:table-properties style:width="6.6979in" fo:margin-left="0in" table:align="left"/>
    </style:style>
    <style:style style:name="Tableau3.A" style:family="table-column">
      <style:table-column-properties style:column-width="6.6979in"/>
    </style:style>
    <style:style style:name="Tableau3.A1" style:family="table-cell">
      <style:table-cell-properties fo:background-color="transparent" fo:padding="0.0382in" fo:border="0.5pt solid #000000" style:writing-mode="page">
        <style:background-image/>
      </style:table-cell-properties>
    </style:style>
    <style:style style:name="Tableau3.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2" style:family="table">
      <style:table-properties style:width="6.6931in" table:align="margins"/>
    </style:style>
    <style:style style:name="Tableau2.A" style:family="table-column">
      <style:table-column-properties style:column-width="6.6931in" style:rel-column-width="65535*"/>
    </style:style>
    <style:style style:name="Tableau2.A1" style:family="table-cell">
      <style:table-cell-properties fo:background-color="transparent" fo:padding="0.0382in" fo:border="0.5pt solid #000000" style:writing-mode="page">
        <style:background-image/>
      </style:table-cell-properties>
    </style:style>
    <style:style style:name="P1" style:family="paragraph" style:parent-style-name="Standard">
      <style:text-properties officeooo:rsid="00055c58" officeooo:paragraph-rsid="00055c58"/>
    </style:style>
    <style:style style:name="P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95d0" style:font-size-asian="12pt" style:font-style-asian="italic" style:font-weight-asian="normal" style:font-size-complex="12pt" style:font-style-complex="italic" style:font-weight-complex="normal" style:text-overline-style="none" style:text-overline-color="font-color"/>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d3cdf" officeooo:paragraph-rsid="000d3cdf" style:font-size-asian="12pt" style:font-style-asian="italic" style:font-weight-asian="normal" style:font-size-complex="12pt" style:font-style-complex="italic"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2143" officeooo:paragraph-rsid="001a1caf"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3cdf" officeooo:paragraph-rsid="00205b4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1caf" officeooo:paragraph-rsid="00205b4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5b4c" officeooo:paragraph-rsid="00205b4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officeooo:paragraph-rsid="000d3cdf"/>
    </style:style>
    <style:style style:name="P9" style:family="paragraph" style:parent-style-name="Standard">
      <style:paragraph-properties fo:text-align="start" style:justify-single-word="false"/>
      <style:text-properties officeooo:paragraph-rsid="000595d0"/>
    </style:style>
    <style:style style:name="P10" style:family="paragraph" style:parent-style-name="Standard">
      <style:paragraph-properties fo:text-align="start" style:justify-single-word="false"/>
      <style:text-properties officeooo:paragraph-rsid="001a1caf"/>
    </style:style>
    <style:style style:name="P11" style:family="paragraph" style:parent-style-name="Standard">
      <style:paragraph-properties fo:text-align="start" style:justify-single-word="false"/>
      <style:text-properties officeooo:paragraph-rsid="00205b4c"/>
    </style:style>
    <style:style style:name="P12" style:family="paragraph" style:parent-style-name="Standard">
      <style:text-properties officeooo:paragraph-rsid="001688d1"/>
    </style:style>
    <style:style style:name="P13" style:family="paragraph" style:parent-style-name="Standard">
      <style:paragraph-properties fo:text-align="justify" style:justify-single-word="false"/>
      <style:text-properties officeooo:paragraph-rsid="001688d1"/>
    </style:style>
    <style:style style:name="P14" style:family="paragraph" style:parent-style-name="Standard">
      <style:text-properties officeooo:paragraph-rsid="001a1caf"/>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1ca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688d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5c58" officeooo:paragraph-rsid="00055c5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9f4c" officeooo:paragraph-rsid="00229f4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03855" officeooo:paragraph-rsid="001a1caf" style:font-size-asian="12pt" style:font-style-asian="italic" style:font-weight-asian="normal" style:font-size-complex="12pt" style:font-style-complex="italic" style:font-weight-complex="normal" style:text-overline-style="none" style:text-overline-color="font-color"/>
    </style:style>
    <style:style style:name="P21" style:family="paragraph" style:parent-style-name="Table_20_Contents">
      <style:text-properties officeooo:rsid="00141375" officeooo:paragraph-rsid="00141375"/>
    </style:style>
    <style:style style:name="P22" style:family="paragraph" style:parent-style-name="Standard">
      <style:text-properties officeooo:paragraph-rsid="000d3cdf"/>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01b1" officeooo:paragraph-rsid="002701b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c670" officeooo:paragraph-rsid="0028c670"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0706" officeooo:paragraph-rsid="002c0706"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fo:color="#000000" style:text-outline="false" style:text-line-through-style="none" style:text-line-through-type="none" style:font-name="Liberation Serif" fo:font-size="12pt" fo:font-style="italic" fo:text-shadow="none" style:text-underline-style="none" fo:font-weight="normal" officeooo:rsid="000eb6f0" style:font-size-asian="12pt" style:font-style-asian="italic" style:font-weight-asian="normal" style:font-size-complex="12pt" style:font-style-complex="italic"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font-style="italic" fo:text-shadow="none" style:text-underline-style="none" fo:font-weight="normal" officeooo:rsid="00055c58" style:font-size-asian="12pt" style:font-style-asian="italic" style:font-weight-asian="normal" style:font-size-complex="12pt" style:font-style-complex="italic"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font-style="italic" fo:text-shadow="none" style:text-underline-style="none" fo:font-weight="normal" officeooo:rsid="00141375" style:font-size-asian="12pt" style:font-style-asian="italic" style:font-weight-asian="normal" style:font-size-complex="12pt" style:font-style-complex="italic"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font-style="italic" fo:text-shadow="none" style:text-underline-style="none" fo:font-weight="normal" officeooo:rsid="001688d1" style:font-size-asian="12pt" style:font-style-asian="italic" style:font-weight-asian="normal" style:font-size-complex="12pt" style:font-style-complex="italic"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font-style="italic" fo:text-shadow="none" style:text-underline-style="none" fo:font-weight="normal" officeooo:rsid="0016fa8b" style:font-size-asian="12pt" style:font-style-asian="italic" style:font-weight-asian="normal" style:font-size-complex="12pt" style:font-style-complex="italic"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officeooo:rsid="000c2143"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1a1caf"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205b4c"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1b4915"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1pt" fo:font-style="italic" fo:text-shadow="none" style:text-underline-style="none" fo:font-weight="normal" officeooo:rsid="00055c58" style:font-size-asian="11pt" style:font-style-asian="italic" style:font-weight-asian="normal" style:font-size-complex="11pt" style:font-style-complex="italic"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1pt" fo:font-style="italic" fo:text-shadow="none" style:text-underline-style="none" fo:font-weight="normal" officeooo:rsid="001688d1" style:font-size-asian="11pt" style:font-style-asian="italic" style:font-weight-asian="normal" style:font-size-complex="11pt" style:font-style-complex="italic" style:font-weight-complex="normal" style:text-overline-style="none" style:text-overline-color="font-color"/>
    </style:style>
    <style:style style:name="T13" style:family="text">
      <style:text-properties officeooo:rsid="00141375"/>
    </style:style>
    <style:style style:name="T14" style:family="text">
      <style:text-properties officeooo:rsid="001add78"/>
    </style:style>
    <style:style style:name="T15" style:family="text">
      <style:text-properties officeooo:rsid="001b9f47"/>
    </style:style>
    <style:style style:name="T16" style:family="text">
      <style:text-properties officeooo:rsid="001d2492"/>
    </style:style>
    <style:style style:name="T17" style:family="text">
      <style:text-properties officeooo:rsid="00229f4c"/>
    </style:style>
    <style:style style:name="T18" style:family="text">
      <style:text-properties officeooo:rsid="00231cd4"/>
    </style:style>
    <style:style style:name="T19" style:family="text">
      <style:text-properties officeooo:rsid="002619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13">P</text:span>rojet LU2IN002 - 2020-2021</text:h>
      <table:table table:name="Tableau5" table:style-name="Tableau5">
        <table:table-column table:style-name="Tableau5.A"/>
        <table:table-row table:style-name="TableLine93852907027664">
          <table:table-cell table:style-name="Tableau5.A1" office:value-type="string">
            <text:p text:style-name="P21">Numéro du groupe de TD/TME : <text:s/><text:span text:style-name="T17">7</text:span></text:p>
          </table:table-cell>
        </table:table-row>
      </table:table>
      <text:p text:style-name="P1"/>
      <table:table table:name="Tableau4" table:style-name="Tableau4">
        <table:table-column table:style-name="Tableau4.A" table:number-columns-repeated="3"/>
        <table:table-row table:style-name="TableLine93852907080368">
          <table:table-cell table:style-name="Tableau4.A1" office:value-type="string">
            <text:p text:style-name="P18"><text:span text:style-name="T1">Nom :</text:span> <text:span text:style-name="T17">ARBULU SEDANO</text:span></text:p>
          </table:table-cell>
          <table:table-cell table:style-name="Tableau4.A1" office:value-type="string">
            <text:p text:style-name="P18"><text:span text:style-name="T1">Nom :</text:span> </text:p>
          </table:table-cell>
          <table:table-cell table:style-name="Tableau4.C1" office:value-type="string">
            <text:p text:style-name="P18"><text:span text:style-name="T1">Nom :</text:span> </text:p>
          </table:table-cell>
        </table:table-row>
        <table:table-row table:style-name="TableLine93852907092832">
          <table:table-cell table:style-name="Tableau4.A2" office:value-type="string">
            <text:p text:style-name="P18"><text:span text:style-name="T1">Prénom :</text:span> <text:span text:style-name="T17">Diego</text:span></text:p>
          </table:table-cell>
          <table:table-cell table:style-name="Tableau4.A2" office:value-type="string">
            <text:p text:style-name="P18"><text:span text:style-name="T1">Prénom :</text:span> </text:p>
          </table:table-cell>
          <table:table-cell table:style-name="Tableau4.C2" office:value-type="string">
            <text:p text:style-name="P18"><text:span text:style-name="T1">Prénom :</text:span> </text:p>
          </table:table-cell>
        </table:table-row>
        <table:table-row table:style-name="TableLine93852907093952">
          <table:table-cell table:style-name="Tableau4.A2" office:value-type="string">
            <text:p text:style-name="P18"><text:span text:style-name="T1">N° étudiant :</text:span> <text:s/><text:span text:style-name="T17">3808688</text:span></text:p>
          </table:table-cell>
          <table:table-cell table:style-name="Tableau4.A2" office:value-type="string">
            <text:p text:style-name="P18"><text:span text:style-name="T1">N° étudiant :</text:span> </text:p>
          </table:table-cell>
          <table:table-cell table:style-name="Tableau4.C2" office:value-type="string">
            <text:p text:style-name="P18"><text:span text:style-name="T1">N° étudiant :</text:span> </text:p>
          </table:table-cell>
        </table:table-row>
      </table:table>
      <text:p text:style-name="P1"/>
      <table:table table:name="Thème" table:style-name="Thème" table:template-name="Style par défaut">
        <table:table-column table:style-name="Thème.A"/>
        <table:table-row table:style-name="TableLine93852907095104">
          <table:table-cell table:style-name="Thème.A1" office:value-type="string">
            <text:p text:style-name="P2">Thème choisi (en 2 lignes max.)</text:p>
          </table:table-cell>
        </table:table-row>
        <table:table-row table:style-name="TableLine93852907099792">
          <table:table-cell table:style-name="Thème.A2" office:value-type="string">
            <text:p text:style-name="P19">Déroulé d’un match de Water-polo <text:span text:style-name="T18">entre des joueurs </text:span><text:span text:style-name="T19">et d’un tournoi entre clubs</text:span></text:p>
            <text:p text:style-name="P15"/>
          </table:table-cell>
        </table:table-row>
      </table:table>
      <text:p text:style-name="P1"/>
      <table:table table:name="Description" table:style-name="Description" table:template-name="Style par défaut">
        <table:table-column table:style-name="Description.A"/>
        <table:table-row table:style-name="TableLine93852907100656">
          <table:table-cell table:style-name="Description.A1" office:value-type="string">
            <text:p text:style-name="P9"><text:span text:style-name="T3">Description des classes et de leur rôle dans </text:span><text:span text:style-name="T4">le programme</text:span><text:span text:style-name="T3"> (2 lignes max par classe)</text:span></text:p>
          </table:table-cell>
        </table:table-row>
        <table:table-row table:style-name="TableLine93852907107312">
          <table:table-cell table:style-name="Description.A2" office:value-type="string">
            <text:p text:style-name="P23">Interface Action: contient les méthodes passer et tirer</text:p>
            <text:p text:style-name="P23"/>
            <text:p text:style-name="P23">Classe Joueur: classe commune mère de tous les joueurs, contient les méthodes communes à tous les joueurs dont l’interface Action</text:p>
            <text:p text:style-name="P23">Classe Ailier: classe héritée de Joueur, contient la variable vitesse</text:p>
            <text:p text:style-name="P23">Classe Gardien: héritée de Joueur, contient la varible agilité et la méthode parer</text:p>
            <text:p text:style-name="P23">Classe Milieu: héritée de Joueur, contient la méthode abstraite faute</text:p>
            <text:p text:style-name="P24">Classe Attaquant: héritée de Milieu, contient la variable habileté et la méthode faute</text:p>
            <text:p text:style-name="P24">Classe Pointe: héritée de Milieu, contient la méthode faute</text:p>
            <text:p text:style-name="P24"/>
            <text:p text:style-name="P23">Classe Equipe: contient les Joueurs d’une équipe et les ordonne dans la disposition du terrain</text:p>
            <text:p text:style-name="P23"/>
            <text:p text:style-name="P23">Classe Match: différentes étapes du déroulé d’un match entre deux equipes</text:p>
            <text:p text:style-name="P23">Classe Tournoi: contient trois matchs et permet de trouver la meilleure de quatre équipes</text:p>
            <text:p text:style-name="P23"/>
            <text:p text:style-name="P23">Classe Arbitre: Singleton, contient une méthode qui permet de valider une faut ou non</text:p>
            <text:p text:style-name="P23"/>
            <text:p text:style-name="P24">Classe Score: classe statique qui permet de garder le compte des points gagnés pendant les matchs</text:p>
            <text:p text:style-name="P24"/>
            <text:p text:style-name="P24">Classe Main: classe qui permet d’instancier les joueurs, leurs équipes et simuler letournoi</text:p>
          </table:table-cell>
        </table:table-row>
      </table:table>
      <text:p text:style-name="P1"/>
      <table:table table:name="Tableau1" table:style-name="Tableau1" table:template-name="Style par défaut">
        <table:table-column table:style-name="Tableau1.A"/>
        <table:table-row table:style-name="TableLine93852907108320">
          <table:table-cell table:style-name="Tableau1.A1" office:value-type="string">
            <text:p text:style-name="P9"><text:span text:style-name="T3">Schéma UML des classes </text:span><text:span text:style-name="T6">vision fournisseur</text:span><text:span text:style-name="T3"> </text:span><text:span text:style-name="T2">(dessin “à la main” scanné ou photo acceptés)</text:span></text:p>
          </table:table-cell>
        </table:table-row>
        <table:table-row table:style-name="Tableau1.2">
          <table:table-cell table:style-name="Tableau1.A2" office:value-type="string">
            <text:p text:style-name="P25">Annexe</text:p>
            <text:p text:style-name="P15"/>
          </table:table-cell>
        </table:table-row>
      </table:table>
      <text:p text:style-name="P12"/>
      <table:table table:name="Tableau6" table:style-name="Tableau6">
        <table:table-column table:style-name="Tableau6.A"/>
        <table:table-column table:style-name="Tableau6.B"/>
        <table:table-row table:style-name="TableLine93852907115488">
          <table:table-cell table:style-name="Tableau6.A1" office:value-type="string">
            <text:p text:style-name="P20">Checklist des contraintes prises en compte:</text:p>
          </table:table-cell>
          <table:table-cell table:style-name="Tableau6.B1" office:value-type="string">
            <text:p text:style-name="P20">Nom(s) des classe(s) correspondante(s)</text:p>
          </table:table-cell>
        </table:table-row>
        <table:table-row table:style-name="Tableau6.2">
          <table:table-cell table:style-name="Tableau6.A2" office:value-type="string">
            <text:p text:style-name="P10"><text:span text:style-name="T7">Classe contenant un tableau ou une </text:span><text:span text:style-name="T8">ArrayList</text:span></text:p>
          </table:table-cell>
          <table:table-cell table:style-name="Tableau6.B2" office:value-type="string">
            <text:p text:style-name="P24">Equipe.java</text:p>
          </table:table-cell>
        </table:table-row>
        <table:table-row table:style-name="Tableau6.2">
          <table:table-cell table:style-name="Tableau6.A2" office:value-type="string">
            <text:p text:style-name="P4">Classe <text:span text:style-name="T15">avec</text:span> <text:span text:style-name="T16">membres et</text:span> méthodes statiques</text:p>
          </table:table-cell>
          <table:table-cell table:style-name="Tableau6.B2" office:value-type="string">
            <text:p text:style-name="P24">Score.java</text:p>
          </table:table-cell>
        </table:table-row>
        <table:table-row table:style-name="Tableau6.2">
          <table:table-cell table:style-name="Tableau6.A2" office:value-type="string">
            <text:p text:style-name="P11"><text:span text:style-name="T7">Classe </text:span><text:span text:style-name="T8">abstraite et méthode abstraite</text:span></text:p>
          </table:table-cell>
          <table:table-cell table:style-name="Tableau6.B2" office:value-type="string">
            <text:p text:style-name="P24">Milieu.java [faute( )]</text:p>
          </table:table-cell>
        </table:table-row>
        <text:soft-page-break/>
        <table:table-row table:style-name="Tableau6.2">
          <table:table-cell table:style-name="Tableau6.A2" office:value-type="string">
            <text:p text:style-name="P6">Interface </text:p>
          </table:table-cell>
          <table:table-cell table:style-name="Tableau6.B2" office:value-type="string">
            <text:p text:style-name="P24">Actions.java</text:p>
          </table:table-cell>
        </table:table-row>
        <table:table-row table:style-name="Tableau6.6">
          <table:table-cell table:style-name="Tableau6.A2" office:value-type="string">
            <text:p text:style-name="P5">Classe avec un constructeur par copie ou clone()</text:p>
          </table:table-cell>
          <table:table-cell table:style-name="Tableau6.B2" office:value-type="string">
            <text:p text:style-name="P24">Ailier.java (le deuxième ailier ne s’occupe pas de la mise en jeu, alors il est un joueur lambda)</text:p>
          </table:table-cell>
        </table:table-row>
        <table:table-row table:style-name="Tableau6.7">
          <table:table-cell table:style-name="Tableau6.A2" office:value-type="string">
            <text:p text:style-name="P11"><text:span text:style-name="T9">Définition de classe étendant</text:span><text:span text:style-name="T8"> Exception</text:span></text:p>
          </table:table-cell>
          <table:table-cell table:style-name="Tableau6.B2" office:value-type="string">
            <text:p text:style-name="P16">/</text:p>
          </table:table-cell>
        </table:table-row>
        <table:table-row table:style-name="Tableau6.8">
          <table:table-cell table:style-name="Tableau6.A2" office:value-type="string">
            <text:p text:style-name="P10"><text:span text:style-name="T9">Gestion des exceptions</text:span><text:span text:style-name="T10"> </text:span></text:p>
          </table:table-cell>
          <table:table-cell table:style-name="Tableau6.B2" office:value-type="string">
            <text:p text:style-name="P16">/</text:p>
          </table:table-cell>
        </table:table-row>
        <table:table-row table:style-name="Tableau6.9">
          <table:table-cell table:style-name="Tableau6.A2" office:value-type="string">
            <text:p text:style-name="P7">Utilisation du pattern singleton</text:p>
          </table:table-cell>
          <table:table-cell table:style-name="Tableau6.B2" office:value-type="string">
            <text:p text:style-name="P24">Arbitre.java</text:p>
          </table:table-cell>
        </table:table-row>
      </table:table>
      <text:p text:style-name="P14"/>
      <table:table table:name="Tableau3" table:style-name="Tableau3">
        <table:table-column table:style-name="Tableau3.A"/>
        <table:table-row table:style-name="TableLine93852906318688">
          <table:table-cell table:style-name="Tableau3.A1" office:value-type="string">
            <text:p text:style-name="P13"><text:span text:style-name="T5">Présentation de votre projet</text:span><text:span text:style-name="T3"> (max. </text:span><text:span text:style-name="T5">2 pages</text:span><text:span text:style-name="T3">) :</text:span><text:span text:style-name="T11"> </text:span><text:span text:style-name="T12">t</text:span><text:span text:style-name="T11">exte libre expliquant en quoi consiste votre projet.</text:span></text:p>
          </table:table-cell>
        </table:table-row>
        <table:table-row table:style-name="TableLine93852906330608">
          <table:table-cell table:style-name="Tableau3.A2" office:value-type="string">
            <text:p text:style-name="P24">Les joueurs sont instanciés dans les différentes positions existantes dans une équipe de water-polo. Ils sont tous des Joueurs dans une Equipe. Leur indice dans le tableau indique leur position.</text:p>
            <text:p text:style-name="P24"/>
            <text:p text:style-name="P24">Pendant un match, la balle est mise en jeu, l’ailier le plus rapide l’attrape et donne la main à son équipe. Il n’y a que 8 minutes (8 actions) dans une mi-temps, le joueur avec la balle altèrne aléatoirement entre faire la passe a un de ses voisins et tirer. Chaque Joueur a un defenseur de l’équipe inverse sur lui, qui a le meme indice que lui. A chaque action, il a une probabilité de gener le Joueur, de faire échouer sa passe ou d’interrompre son tir. Il peut également déclancher une faute, qui sera validée ou non par l’arbitre. Un tir peut également etre interrompu par le gardien adverse.</text:p>
            <text:p text:style-name="P24">Si un tir aboutit, ou une faute est validée: la main passe à l’équipe adverse, à sa pointe.</text:p>
            <text:p text:style-name="P24">A l’issue de la première mi-temps le jeu est arreté, les points deja gagnés annoncés. </text:p>
            <text:p text:style-name="P24">A l’issue de la deuxième mi-temps ce sont les scores finaux qui sont donnés.</text:p>
            <text:p text:style-name="P24"/>
            <text:p text:style-name="P24">Des quatres équipes on fait deux matchs, desquels les vainqueurs s’affrontent à nouveau pour déterminer l’équipe gagnante du tournoi.</text:p>
            <text:p text:style-name="P24"/>
            <text:p text:style-name="P17"/>
          </table:table-cell>
        </table:table-row>
      </table:table>
      <text:p text:style-name="P12"/>
      <table:table table:name="Tableau2" table:style-name="Tableau2">
        <table:table-column table:style-name="Tableau2.A"/>
        <table:table-row table:style-name="TableLine93852906331616">
          <table:table-cell table:style-name="Tableau2.A1" office:value-type="string">
            <text:p text:style-name="P3">Copier / coller vos classes <text:span text:style-name="T14">et interfaces</text:span> à partir d'ici :</text:p>
          </table:table-cell>
        </table:table-row>
      </table:table>
      <text:p text:style-name="P8"/>
      <text:p text:style-name="P8"/>
      <text:p text:style-name="P8">public interface Actions{</text:p>
      <text:p text:style-name="P8"/>
      <text:p text:style-name="P8"><text:s text:c="2"/>public boolean passe(Joueur j);</text:p>
      <text:p text:style-name="P8"/>
      <text:p text:style-name="P8"><text:s text:c="2"/>public boolean tir();</text:p>
      <text:p text:style-name="P8">}</text:p>
      <text:p text:style-name="P8"/>
      <text:p text:style-name="P8">public class Joueur implements Actions {</text:p>
      <text:p text:style-name="P8"><text:s text:c="2"/>public String nom;</text:p>
      <text:p text:style-name="P8"><text:s text:c="2"/>public int endurance;</text:p>
      <text:p text:style-name="P8"><text:s text:c="2"/>public int force;</text:p>
      <text:p text:style-name="P8"/>
      <text:p text:style-name="P8"><text:soft-page-break/><text:s text:c="2"/>public Joueur(String n, int e, int f){</text:p>
      <text:p text:style-name="P8"><text:s text:c="4"/>this.nom=n;</text:p>
      <text:p text:style-name="P8"><text:s text:c="4"/>this.endurance=e;</text:p>
      <text:p text:style-name="P8"><text:s text:c="4"/>this.force=f;</text:p>
      <text:p text:style-name="P8"><text:s text:c="2"/>}</text:p>
      <text:p text:style-name="P8"/>
      <text:p text:style-name="P8"><text:s text:c="2"/>public boolean intercepter(){ //Fonction de défense car chaque joueur peut défendre lorsque l'équipe adverse a la balle</text:p>
      <text:p text:style-name="P8"><text:s text:c="4"/>if(this.endurance&lt;=0){</text:p>
      <text:p text:style-name="P8"><text:s text:c="6"/>return true; // sans energie, la balle passe</text:p>
      <text:p text:style-name="P8"><text:s text:c="4"/>}</text:p>
      <text:p text:style-name="P8"><text:s text:c="4"/>else if((Math.random()*((100-0)+1))&lt;((this.force)*5)){</text:p>
      <text:p text:style-name="P8"><text:s text:c="6"/>this.endurance-=1;</text:p>
      <text:p text:style-name="P8"><text:s text:c="6"/>return false;</text:p>
      <text:p text:style-name="P8"><text:s text:c="4"/>}</text:p>
      <text:p text:style-name="P8"><text:s text:c="4"/>else{</text:p>
      <text:p text:style-name="P8"><text:s text:c="6"/>this.endurance-=1;</text:p>
      <text:p text:style-name="P8"><text:s text:c="6"/>return true;</text:p>
      <text:p text:style-name="P8"><text:s text:c="4"/>}</text:p>
      <text:p text:style-name="P8"><text:s text:c="2"/>}</text:p>
      <text:p text:style-name="P8"/>
      <text:p text:style-name="P8"><text:s text:c="2"/>public boolean passe(Joueur j){</text:p>
      <text:p text:style-name="P8"><text:s text:c="4"/>if((this.endurance&lt;=0)||(j.endurance&lt;=0)){</text:p>
      <text:p text:style-name="P8"><text:s text:c="6"/>return false;</text:p>
      <text:p text:style-name="P8"><text:s text:c="4"/>}</text:p>
      <text:p text:style-name="P8"><text:s text:c="4"/>else{</text:p>
      <text:p text:style-name="P8"><text:s text:c="6"/>this.endurance-=1;</text:p>
      <text:p text:style-name="P8"><text:s text:c="6"/>return true;</text:p>
      <text:p text:style-name="P8"><text:s text:c="4"/>}</text:p>
      <text:p text:style-name="P8"><text:s text:c="2"/>}</text:p>
      <text:p text:style-name="P8"/>
      <text:p text:style-name="P8"><text:s text:c="2"/>public boolean tir(){</text:p>
      <text:p text:style-name="P8"><text:s text:c="4"/>if(this.endurance&lt;=0){</text:p>
      <text:p text:style-name="P8"><text:s text:c="6"/>return false;</text:p>
      <text:p text:style-name="P8"><text:s text:c="4"/>}</text:p>
      <text:p text:style-name="P8"><text:s text:c="4"/>else if((Math.random()*((100-0)+1))&gt;(20)){</text:p>
      <text:p text:style-name="P8"><text:s text:c="6"/>this.endurance-=1;</text:p>
      <text:p text:style-name="P8"><text:s text:c="6"/>return true;</text:p>
      <text:p text:style-name="P8"><text:s text:c="4"/>}</text:p>
      <text:p text:style-name="P8"><text:s text:c="4"/>else{</text:p>
      <text:p text:style-name="P8"><text:s text:c="6"/>return false;</text:p>
      <text:p text:style-name="P8"><text:s text:c="4"/>}</text:p>
      <text:p text:style-name="P8"><text:s text:c="2"/>}</text:p>
      <text:p text:style-name="P8"/>
      <text:p text:style-name="P8"><text:s text:c="2"/>public boolean faute(){</text:p>
      <text:p text:style-name="P8"><text:s text:c="4"/>if((Math.random()*((100-0)+1))&lt;(10)){</text:p>
      <text:p text:style-name="P8"><text:s text:c="6"/>this.endurance-=1;</text:p>
      <text:p text:style-name="P8"><text:s text:c="6"/>Match.nbFautes++;</text:p>
      <text:p text:style-name="P8"><text:s text:c="6"/>return true;</text:p>
      <text:p text:style-name="P8"><text:s text:c="4"/>}</text:p>
      <text:p text:style-name="P8"><text:s text:c="4"/>else{</text:p>
      <text:p text:style-name="P8"><text:s text:c="6"/>return false;</text:p>
      <text:p text:style-name="P8"><text:soft-page-break/><text:s text:c="4"/>}</text:p>
      <text:p text:style-name="P8"><text:s text:c="2"/>}</text:p>
      <text:p text:style-name="P8"/>
      <text:p text:style-name="P8">}</text:p>
      <text:p text:style-name="P8"/>
      <text:p text:style-name="P8">public class Ailier extends Joueur {</text:p>
      <text:p text:style-name="P8"><text:s text:c="2"/>public int vitesse;</text:p>
      <text:p text:style-name="P8"/>
      <text:p text:style-name="P8"><text:s text:c="2"/>public Ailier(String n, int v){</text:p>
      <text:p text:style-name="P8"><text:s text:c="4"/>super(n,15,3);</text:p>
      <text:p text:style-name="P8"><text:s text:c="4"/>this.vitesse=v;</text:p>
      <text:p text:style-name="P8"><text:s text:c="2"/>}</text:p>
      <text:p text:style-name="P8"/>
      <text:p text:style-name="P8"><text:s text:c="2"/>public Ailier(Ailier a){</text:p>
      <text:p text:style-name="P8"><text:s text:c="4"/>super("Blank",15,5);</text:p>
      <text:p text:style-name="P8"><text:s text:c="2"/>}</text:p>
      <text:p text:style-name="P8"/>
      <text:p text:style-name="P8"><text:s text:c="2"/>public int getV(){</text:p>
      <text:p text:style-name="P8"><text:s text:c="4"/>return this.vitesse;</text:p>
      <text:p text:style-name="P8"><text:s text:c="2"/>}</text:p>
      <text:p text:style-name="P8"/>
      <text:p text:style-name="P8"><text:s text:c="2"/>@Override</text:p>
      <text:p text:style-name="P8"><text:s text:c="2"/>public boolean tir(){</text:p>
      <text:p text:style-name="P8"><text:s text:c="4"/>if(super.endurance&lt;=0){</text:p>
      <text:p text:style-name="P8"><text:s text:c="6"/>return false;</text:p>
      <text:p text:style-name="P8"><text:s text:c="4"/>}</text:p>
      <text:p text:style-name="P8"><text:s text:c="4"/>else if((Math.random()*((100-0)+1))&gt;(70)){</text:p>
      <text:p text:style-name="P8"><text:s text:c="6"/>super.endurance-=3;</text:p>
      <text:p text:style-name="P8"><text:s text:c="6"/>return true;</text:p>
      <text:p text:style-name="P8"><text:s text:c="4"/>}</text:p>
      <text:p text:style-name="P8"><text:s text:c="4"/>else{</text:p>
      <text:p text:style-name="P8"><text:s text:c="6"/>return false;</text:p>
      <text:p text:style-name="P8"><text:s text:c="4"/>}</text:p>
      <text:p text:style-name="P8"><text:s text:c="2"/>}</text:p>
      <text:p text:style-name="P8"/>
      <text:p text:style-name="P8"><text:s text:c="2"/>@Override</text:p>
      <text:p text:style-name="P8"><text:s text:c="2"/>public boolean faute(){</text:p>
      <text:p text:style-name="P8"><text:s text:c="4"/>if((Math.random()*((100-0)+1))&lt;(10)){</text:p>
      <text:p text:style-name="P8"><text:s text:c="6"/>super.endurance-=1;</text:p>
      <text:p text:style-name="P8"><text:s text:c="6"/>Match.nbFautes++;</text:p>
      <text:p text:style-name="P8"><text:s text:c="6"/>return true;</text:p>
      <text:p text:style-name="P8"><text:s text:c="4"/>}</text:p>
      <text:p text:style-name="P8"><text:s text:c="4"/>else{</text:p>
      <text:p text:style-name="P8"><text:s text:c="6"/>return false;</text:p>
      <text:p text:style-name="P8"><text:s text:c="4"/>}</text:p>
      <text:p text:style-name="P8"><text:s text:c="2"/>}</text:p>
      <text:p text:style-name="P8"/>
      <text:p text:style-name="P8">}</text:p>
      <text:p text:style-name="P8"/>
      <text:p text:style-name="P8">public class Gardien extends Joueur{</text:p>
      <text:p text:style-name="P8"><text:s text:c="2"/>public int agilite;</text:p>
      <text:p text:style-name="P8"/>
      <text:p text:style-name="P8"><text:soft-page-break/><text:s text:c="2"/>public Gardien(String n, int a){</text:p>
      <text:p text:style-name="P8"><text:s text:c="4"/>super(n,10,0);</text:p>
      <text:p text:style-name="P8"><text:s text:c="4"/>this.agilite=a;</text:p>
      <text:p text:style-name="P8"><text:s text:c="2"/>}</text:p>
      <text:p text:style-name="P8"/>
      <text:p text:style-name="P8"><text:s text:c="2"/>public int getAgilité(){</text:p>
      <text:p text:style-name="P8"><text:s text:c="4"/>return this.agilite;</text:p>
      <text:p text:style-name="P8"><text:s text:c="2"/>}</text:p>
      <text:p text:style-name="P8"/>
      <text:p text:style-name="P8"><text:s text:c="2"/>public boolean parer(){</text:p>
      <text:p text:style-name="P8"><text:s text:c="4"/>if(super.endurance&lt;=0){</text:p>
      <text:p text:style-name="P8"><text:s text:c="6"/>return true; //sans energie, le but passe</text:p>
      <text:p text:style-name="P8"><text:s text:c="4"/>}</text:p>
      <text:p text:style-name="P8"><text:s text:c="4"/>else if ((Math.random()*((100-0)+1))&gt;((this.agilite)*10)){ // si le nombre random est supérieur à agilité*10 le but passe</text:p>
      <text:p text:style-name="P8"><text:s text:c="6"/>super.endurance-=4;</text:p>
      <text:p text:style-name="P8"><text:s text:c="6"/>return true;</text:p>
      <text:p text:style-name="P8"><text:s text:c="4"/>}</text:p>
      <text:p text:style-name="P8"><text:s text:c="4"/>else{</text:p>
      <text:p text:style-name="P8"><text:s text:c="6"/>super.endurance-=2;</text:p>
      <text:p text:style-name="P8"><text:s text:c="6"/>return false;</text:p>
      <text:p text:style-name="P8"><text:s text:c="4"/>}</text:p>
      <text:p text:style-name="P8"><text:s text:c="2"/>}</text:p>
      <text:p text:style-name="P8"/>
      <text:p text:style-name="P8">}</text:p>
      <text:p text:style-name="P8"/>
      <text:p text:style-name="P8">public abstract class Milieu extends Joueur implements Actions{</text:p>
      <text:p text:style-name="P8"/>
      <text:p text:style-name="P8"><text:s text:c="2"/>public Milieu(String n){</text:p>
      <text:p text:style-name="P8"><text:s text:c="4"/>super(n,20,4);</text:p>
      <text:p text:style-name="P8"><text:s text:c="2"/>}</text:p>
      <text:p text:style-name="P8"><text:s text:c="2"/>public abstract boolean faute();</text:p>
      <text:p text:style-name="P8"/>
      <text:p text:style-name="P8"><text:s text:c="2"/>@Override</text:p>
      <text:p text:style-name="P8"><text:s text:c="2"/>public boolean passe(Joueur j){</text:p>
      <text:p text:style-name="P8"><text:s text:c="4"/>if((super.endurance&lt;=0)||(j.endurance&lt;=0)){</text:p>
      <text:p text:style-name="P8"><text:s text:c="6"/>return false;</text:p>
      <text:p text:style-name="P8"><text:s text:c="4"/>}</text:p>
      <text:p text:style-name="P8"><text:s text:c="4"/>else{</text:p>
      <text:p text:style-name="P8"><text:s text:c="6"/>super.endurance-=2;</text:p>
      <text:p text:style-name="P8"><text:s text:c="6"/>return true;</text:p>
      <text:p text:style-name="P8"><text:s text:c="4"/>}</text:p>
      <text:p text:style-name="P8"><text:s text:c="2"/>}</text:p>
      <text:p text:style-name="P8"/>
      <text:p text:style-name="P8"><text:s text:c="2"/>@Override</text:p>
      <text:p text:style-name="P8"><text:s text:c="2"/>public boolean tir(){</text:p>
      <text:p text:style-name="P8"><text:s text:c="4"/>if(super.endurance&lt;=0){</text:p>
      <text:p text:style-name="P8"><text:s text:c="6"/>return false;</text:p>
      <text:p text:style-name="P8"><text:s text:c="4"/>}</text:p>
      <text:p text:style-name="P8"><text:s text:c="4"/>else if((Math.random()*((100-0)+1))&lt;(30)){</text:p>
      <text:p text:style-name="P8"><text:s text:c="6"/>super.endurance-=5;</text:p>
      <text:p text:style-name="P8"><text:s text:c="6"/>return true;</text:p>
      <text:p text:style-name="P8"><text:soft-page-break/><text:s text:c="4"/>}</text:p>
      <text:p text:style-name="P8"><text:s text:c="4"/>else{</text:p>
      <text:p text:style-name="P8"><text:s text:c="6"/>super.endurance-=2;</text:p>
      <text:p text:style-name="P8"><text:s text:c="6"/>return false;</text:p>
      <text:p text:style-name="P8"><text:s text:c="4"/>}</text:p>
      <text:p text:style-name="P8"><text:s text:c="2"/>}</text:p>
      <text:p text:style-name="P8"/>
      <text:p text:style-name="P8">}</text:p>
      <text:p text:style-name="P8"/>
      <text:p text:style-name="P8">public class Attaquant extends Milieu implements Actions{</text:p>
      <text:p text:style-name="P8"><text:s text:c="2"/>public int habilete;</text:p>
      <text:p text:style-name="P8"/>
      <text:p text:style-name="P8"><text:s text:c="2"/>public Attaquant(String n, int h){</text:p>
      <text:p text:style-name="P8"><text:s text:c="4"/>super(n);</text:p>
      <text:p text:style-name="P8"><text:s text:c="4"/>this.habilete=h;</text:p>
      <text:p text:style-name="P8"><text:s text:c="2"/>}</text:p>
      <text:p text:style-name="P8"/>
      <text:p text:style-name="P8"><text:s text:c="2"/>public int getH(){</text:p>
      <text:p text:style-name="P8"><text:s text:c="4"/>return this.habilete;</text:p>
      <text:p text:style-name="P8"><text:s text:c="2"/>}</text:p>
      <text:p text:style-name="P8"/>
      <text:p text:style-name="P8"><text:s text:c="2"/>public boolean faute(){</text:p>
      <text:p text:style-name="P8"><text:s text:c="4"/>if((Math.random()*((100-0)+1))&lt;(30)){</text:p>
      <text:p text:style-name="P8"><text:s text:c="6"/>super.endurance-=1;</text:p>
      <text:p text:style-name="P8"><text:s text:c="6"/>Match.nbFautes++;</text:p>
      <text:p text:style-name="P8"><text:s text:c="6"/>return true;</text:p>
      <text:p text:style-name="P8"><text:s text:c="4"/>}</text:p>
      <text:p text:style-name="P8"><text:s text:c="4"/>else{</text:p>
      <text:p text:style-name="P8"><text:s text:c="6"/>return false;</text:p>
      <text:p text:style-name="P8"><text:s text:c="4"/>}</text:p>
      <text:p text:style-name="P8"><text:s text:c="2"/>}</text:p>
      <text:p text:style-name="P8"/>
      <text:p text:style-name="P8"><text:s text:c="2"/>@Override</text:p>
      <text:p text:style-name="P8"><text:s text:c="2"/>public boolean tir(){</text:p>
      <text:p text:style-name="P8"><text:s text:c="4"/>if(super.endurance&lt;=0){</text:p>
      <text:p text:style-name="P8"><text:s text:c="6"/>return false;</text:p>
      <text:p text:style-name="P8"><text:s text:c="4"/>}</text:p>
      <text:p text:style-name="P8"><text:s text:c="4"/>else if((Math.random()*((100-0)+1))&lt;(this.habilete)*10){</text:p>
      <text:p text:style-name="P8"><text:s text:c="6"/>super.endurance-=5;</text:p>
      <text:p text:style-name="P8"><text:s text:c="6"/>return true;</text:p>
      <text:p text:style-name="P8"><text:s text:c="4"/>}</text:p>
      <text:p text:style-name="P8"><text:s text:c="4"/>else{</text:p>
      <text:p text:style-name="P8"><text:s text:c="6"/>super.endurance-=2;</text:p>
      <text:p text:style-name="P8"><text:s text:c="6"/>return false;</text:p>
      <text:p text:style-name="P8"><text:s text:c="4"/>}</text:p>
      <text:p text:style-name="P8"><text:s text:c="2"/>}</text:p>
      <text:p text:style-name="P8"/>
      <text:p text:style-name="P8">}</text:p>
      <text:p text:style-name="P8"/>
      <text:p text:style-name="P8">public class Pointe extends Milieu{</text:p>
      <text:p text:style-name="P8"/>
      <text:p text:style-name="P8"><text:s text:c="2"/>public Pointe(String n){</text:p>
      <text:p text:style-name="P8"><text:soft-page-break/><text:s text:c="4"/>super(n);</text:p>
      <text:p text:style-name="P8"><text:s text:c="2"/>}</text:p>
      <text:p text:style-name="P8"/>
      <text:p text:style-name="P8"><text:s text:c="2"/>public boolean faute(){</text:p>
      <text:p text:style-name="P8"><text:s text:c="4"/>if((Math.random()*((100-0)+1))&lt;(10)){</text:p>
      <text:p text:style-name="P8"><text:s text:c="6"/>super.endurance-=1;</text:p>
      <text:p text:style-name="P8"><text:s text:c="6"/>Match.nbFautes++;</text:p>
      <text:p text:style-name="P8"><text:s text:c="6"/>return true;</text:p>
      <text:p text:style-name="P8"><text:s text:c="4"/>}</text:p>
      <text:p text:style-name="P8"><text:s text:c="4"/>else{</text:p>
      <text:p text:style-name="P8"><text:s text:c="6"/>return false;</text:p>
      <text:p text:style-name="P8"><text:s text:c="4"/>}</text:p>
      <text:p text:style-name="P8"><text:s text:c="2"/>}</text:p>
      <text:p text:style-name="P8"/>
      <text:p text:style-name="P8">}</text:p>
      <text:p text:style-name="P8"/>
      <text:p text:style-name="P8">public class Equipe{</text:p>
      <text:p text:style-name="P8"><text:s text:c="2"/>public String nom;</text:p>
      <text:p text:style-name="P8"><text:s text:c="2"/>public Joueur[] composition = new Joueur[6];</text:p>
      <text:p text:style-name="P8"/>
      <text:p text:style-name="P8"><text:s text:c="2"/>public Equipe(String n, Joueur[] l){</text:p>
      <text:p text:style-name="P8"><text:s text:c="4"/>this.nom=n;</text:p>
      <text:p text:style-name="P8"><text:s text:c="4"/>for(int i=0;i&lt;l.length;i++){</text:p>
      <text:p text:style-name="P8"><text:s text:c="6"/>this.composition[i]=l[i];</text:p>
      <text:p text:style-name="P8"><text:s text:c="4"/>}</text:p>
      <text:p text:style-name="P8"><text:s text:c="2"/>}</text:p>
      <text:p text:style-name="P8"/>
      <text:p text:style-name="P8"><text:s text:c="2"/>public void energie(){</text:p>
      <text:p text:style-name="P8"><text:s text:c="4"/>for(int i=0;i&lt;6;i++){</text:p>
      <text:p text:style-name="P8"><text:s text:c="6"/>this.composition[i].endurance+=10;</text:p>
      <text:p text:style-name="P8"><text:s text:c="4"/>}</text:p>
      <text:p text:style-name="P8"><text:s text:c="2"/>}</text:p>
      <text:p text:style-name="P8"/>
      <text:p text:style-name="P8">}</text:p>
      <text:p text:style-name="P8"/>
      <text:p text:style-name="P8">public class Arbitre{</text:p>
      <text:p text:style-name="P8"/>
      <text:p text:style-name="P8"><text:s text:c="2"/>private Arbitre(){</text:p>
      <text:p text:style-name="P8"><text:s text:c="2"/>}</text:p>
      <text:p text:style-name="P8"/>
      <text:p text:style-name="P8"><text:s text:c="2"/>private static Arbitre A1 = new Arbitre();</text:p>
      <text:p text:style-name="P8"/>
      <text:p text:style-name="P8"><text:s text:c="2"/>public static Arbitre getA(){</text:p>
      <text:p text:style-name="P8"><text:s text:c="4"/>return A1;</text:p>
      <text:p text:style-name="P8"><text:s text:c="2"/>}</text:p>
      <text:p text:style-name="P8"/>
      <text:p text:style-name="P8"><text:s text:c="2"/>public static boolean juge(){</text:p>
      <text:p text:style-name="P8"><text:s text:c="4"/>if((Math.random()*((100-0)+1))&lt;(50)){</text:p>
      <text:p text:style-name="P8"><text:s text:c="6"/>return true;</text:p>
      <text:p text:style-name="P8"><text:s text:c="4"/>}</text:p>
      <text:p text:style-name="P8"><text:s text:c="4"/>else{</text:p>
      <text:p text:style-name="P8"><text:s text:c="6"/>return false;</text:p>
      <text:p text:style-name="P8"><text:soft-page-break/><text:s text:c="4"/>}</text:p>
      <text:p text:style-name="P8"><text:s text:c="2"/>}</text:p>
      <text:p text:style-name="P8"/>
      <text:p text:style-name="P8"/>
      <text:p text:style-name="P8">}</text:p>
      <text:p text:style-name="P8"/>
      <text:p text:style-name="P8">public class Match{</text:p>
      <text:p text:style-name="P8"><text:s text:c="2"/>public static int nbFautes;</text:p>
      <text:p text:style-name="P8"><text:s text:c="2"/>public static int nbActions;</text:p>
      <text:p text:style-name="P8"><text:s text:c="2"/>public Equipe equ1;</text:p>
      <text:p text:style-name="P8"><text:s text:c="2"/>public Equipe equ2;</text:p>
      <text:p text:style-name="P8"><text:s text:c="2"/>public int t;</text:p>
      <text:p text:style-name="P8"/>
      <text:p text:style-name="P8"><text:s text:c="2"/>public Match(Equipe e1, Equipe e2){</text:p>
      <text:p text:style-name="P8"><text:s text:c="4"/>nbFautes=0;</text:p>
      <text:p text:style-name="P8"><text:s text:c="4"/>nbActions=8;</text:p>
      <text:p text:style-name="P8"><text:s text:c="4"/>this.equ1=e1;</text:p>
      <text:p text:style-name="P8"><text:s text:c="4"/>this.equ2=e2;</text:p>
      <text:p text:style-name="P8"><text:s text:c="2"/>}</text:p>
      <text:p text:style-name="P8"/>
      <text:p text:style-name="P8"><text:s text:c="2"/>public static int miseEnJeu(Equipe e1, Equipe e2){</text:p>
      <text:p text:style-name="P8"><text:s text:c="4"/>if(((Ailier)(e1.composition[0])).vitesse &gt; ((Ailier)(e2.composition[0])).vitesse){</text:p>
      <text:p text:style-name="P8"><text:s text:c="6"/>System.out.println("L'équipe "+e1.nom+" a récupéré la balle, elle se positionne devant la cage adverse\n");</text:p>
      <text:p text:style-name="P8"><text:s text:c="6"/>return 1;</text:p>
      <text:p text:style-name="P8"><text:s text:c="4"/>}</text:p>
      <text:p text:style-name="P8"><text:s text:c="4"/>else{</text:p>
      <text:p text:style-name="P8"><text:s text:c="6"/>System.out.println("L'équipe "+e2.nom+" a récupéré la balle, elle se positionne devant la cage adverse\n");</text:p>
      <text:p text:style-name="P8"><text:s text:c="6"/>return 2;</text:p>
      <text:p text:style-name="P8"><text:s text:c="4"/>}</text:p>
      <text:p text:style-name="P8"><text:s text:c="2"/>}</text:p>
      <text:p text:style-name="P8"/>
      <text:p text:style-name="P8"><text:s text:c="4"/>public static void miTempsA(Equipe e1, Equipe e2, int i, int nbActions){ //A car l'équipe 1 a la balle</text:p>
      <text:p text:style-name="P8"><text:s text:c="6"/>if(nbActions==0){ //condition d'arret de jeu</text:p>
      <text:p text:style-name="P8"><text:s text:c="8"/>System.out.println("Coup de sifflet! Fin de la mi-temps.\nLes joueurs se reposent.\n");</text:p>
      <text:p text:style-name="P8"><text:s text:c="6"/>}</text:p>
      <text:p text:style-name="P8"><text:s text:c="6"/>else{</text:p>
      <text:p text:style-name="P8"><text:s text:c="8"/>String name=(e1.composition[i]).nom; //racourci pour le nom du joueur à la pointe</text:p>
      <text:p text:style-name="P8"><text:s text:c="8"/>System.out.println(name+" a la balle\n");</text:p>
      <text:p text:style-name="P8"><text:s text:c="8"/>int r=((int)(Math.random()*((3-0)+1))); //valeur aléatoire qui décide du jeu</text:p>
      <text:p text:style-name="P8"><text:s text:c="8"/>switch(r){</text:p>
      <text:p text:style-name="P8"><text:s text:c="10"/>case (0):</text:p>
      <text:p text:style-name="P8"><text:s text:c="12"/>if(((e1.composition[i]).tir())&amp;&amp;((e2.composition[i]).intercepter())&amp;&amp;(((Gardien)e2.composition[5]).parer())){ //le succès du tir dépend du lanceur, de son défenseur et du gardien adverse</text:p>
      <text:p text:style-name="P8"><text:s text:c="14"/>System.out.println(name+" tire et marque !"+e1.nom+" gagne un point.\n");</text:p>
      <text:p text:style-name="P8"><text:s text:c="14"/>Score.increment1(); //score de l'équipe 1</text:p>
      <text:p text:style-name="P8"/>
      <text:p text:style-name="P8"><text:s text:c="14"/>miTempsB(e2,e1,2,(nbActions-1)); //point marqué, l'équipe adverse récupère la balle, une action s'est écoulée</text:p>
      <text:p text:style-name="P8"><text:soft-page-break/><text:s text:c="12"/>}</text:p>
      <text:p text:style-name="P8"><text:s text:c="12"/>else{</text:p>
      <text:p text:style-name="P8"><text:s text:c="14"/>System.out.println(name+" tire et rate !\n");</text:p>
      <text:p text:style-name="P8"><text:s text:c="14"/>miTempsA(e1,e2,(r+2),(nbActions-1)); //l'équipe garde la main, mais un autre joueur hérite de la balle, une action s'est écoulée</text:p>
      <text:p text:style-name="P8"><text:s text:c="12"/>}</text:p>
      <text:p text:style-name="P8"><text:s text:c="12"/>break;</text:p>
      <text:p text:style-name="P8"/>
      <text:p text:style-name="P8"><text:s text:c="10"/>case(1):</text:p>
      <text:p text:style-name="P8"><text:s text:c="12"/>if((i&gt;0)&amp;&amp;((e1.composition[i]).passe(e1.composition[i-1]))&amp;&amp;(e2.composition[i].intercepter())){ //le succès d'une passe vers les bas dépend de l'existance d'un coéquipier à la bonne position, du lanceur et du défenseur</text:p>
      <text:p text:style-name="P8"><text:s text:c="14"/>System.out.println(name+" a fait une passe à "+e1.composition[i-1].nom+"\n");</text:p>
      <text:p text:style-name="P8"><text:s text:c="14"/>miTempsA(e1,e2,i-1,(nbActions-1)); //l'équipe garde la balle mais c'est la cible de la passe qui l'a, une action s'est écoulée</text:p>
      <text:p text:style-name="P8"><text:s text:c="12"/>}</text:p>
      <text:p text:style-name="P8"><text:s text:c="10"/>else{</text:p>
      <text:p text:style-name="P8"><text:s text:c="12"/>System.out.println(name+" tente de faire une passe mais échoue. \n");</text:p>
      <text:p text:style-name="P8"><text:s text:c="12"/>miTempsA(e1,e2,(r+1),(nbActions-1)); //l'équipe garde la balle mais c'est un autre joueur qui la récupère</text:p>
      <text:p text:style-name="P8"><text:s text:c="12"/>}</text:p>
      <text:p text:style-name="P8"><text:s text:c="12"/>break;</text:p>
      <text:p text:style-name="P8"/>
      <text:p text:style-name="P8"><text:s text:c="10"/>case(2):</text:p>
      <text:p text:style-name="P8"><text:s text:c="12"/>if((i&lt;4)&amp;&amp;((e1.composition[i]).passe(e1.composition[i+1]))&amp;&amp;((e2.composition[i]).intercepter())){//passe vers le haut, existance coéquipier, lanceur, défenseur</text:p>
      <text:p text:style-name="P8"><text:s text:c="14"/>System.out.println(name+" a fait une passe à "+e1.composition[i+1].nom+"\n");</text:p>
      <text:p text:style-name="P8"><text:s text:c="14"/>miTempsA(e1,e2,i+1,(nbActions-1)); //meme équipe, cible de la passe, action écoulée</text:p>
      <text:p text:style-name="P8"><text:s text:c="12"/>}</text:p>
      <text:p text:style-name="P8"><text:s text:c="12"/>else{</text:p>
      <text:p text:style-name="P8"><text:s text:c="14"/>System.out.println(name+" tente de faire une passe mais échoue. \n");</text:p>
      <text:p text:style-name="P8"><text:s text:c="14"/>miTempsA(e1,e2,(r-1),(nbActions-1)); //meme équipe, autre joueur, action écoulée</text:p>
      <text:p text:style-name="P8"><text:s text:c="12"/>}</text:p>
      <text:p text:style-name="P8"><text:s text:c="12"/>break;</text:p>
      <text:p text:style-name="P8"/>
      <text:p text:style-name="P8"><text:s text:c="10"/>case(3):</text:p>
      <text:p text:style-name="P8"><text:s text:c="12"/>if(((e1.composition[i]).faute())&amp;&amp;(e2.composition[i].intercepter())&amp;&amp;((Arbitre.getA()).juge())){ //la faute dépend du Joueur, de son défenseur et de l'arbitre</text:p>
      <text:p text:style-name="P8"><text:s text:c="14"/>System.out.println("SIFFLET! L'arbitre a signalé une faute. Balle au camp adverse. \n");</text:p>
      <text:p text:style-name="P8"><text:s text:c="14"/>nbFautes++; //[le nombre de fautes devait déclencher une exception s'il devenait suffisamment important mais je ne l'ai pas implémenté]</text:p>
      <text:p text:style-name="P8"><text:s text:c="14"/>miTempsB(e2,e1,2,(nbActions-1)); //faute avérée, l'équipe adverse récupère la balle, action écoulée</text:p>
      <text:p text:style-name="P8"><text:s text:c="12"/>}</text:p>
      <text:p text:style-name="P8"><text:s text:c="10"/>else{</text:p>
      <text:p text:style-name="P8"><text:s text:c="12"/>System.out.println("L'arbitre dit Jeu ! \n"); //la faute est reconnue comme non avenue</text:p>
      <text:p text:style-name="P8"><text:s text:c="12"/>miTempsA(e1,e2,2,(nbActions-1)); //meme équipe, la pointe récupère la balle comme en remise en jeu, action écoulée</text:p>
      <text:p text:style-name="P8"><text:s text:c="10"/>}</text:p>
      <text:p text:style-name="P8"><text:s text:c="10"/>break;</text:p>
      <text:p text:style-name="P8"><text:soft-page-break/><text:s text:c="8"/>}</text:p>
      <text:p text:style-name="P8"><text:s text:c="6"/>}</text:p>
      <text:p text:style-name="P8"><text:s text:c="4"/>}</text:p>
      <text:p text:style-name="P8"/>
      <text:p text:style-name="P8"><text:s text:c="4"/>public static void miTempsB(Equipe e1, Equipe e2, int i, int nbActions){</text:p>
      <text:p text:style-name="P8"><text:s text:c="6"/>if(nbActions==0){</text:p>
      <text:p text:style-name="P8"><text:s text:c="8"/>System.out.println("Coup de sifflet! Fin de la mi-temps.\nLes joueurs se reposent.\n");</text:p>
      <text:p text:style-name="P8"><text:s text:c="6"/>}</text:p>
      <text:p text:style-name="P8"><text:s text:c="6"/>else{</text:p>
      <text:p text:style-name="P8"><text:s text:c="8"/>String name=(e1.composition[i]).nom;</text:p>
      <text:p text:style-name="P8"><text:s text:c="8"/>System.out.println(name+" a la balle\n");</text:p>
      <text:p text:style-name="P8"><text:s text:c="8"/>int r=(int)(Math.random()*((3-0)+1));</text:p>
      <text:p text:style-name="P8"><text:s text:c="8"/>switch(r){</text:p>
      <text:p text:style-name="P8"><text:s text:c="10"/>case (0):</text:p>
      <text:p text:style-name="P8"><text:s text:c="12"/>if(((e1.composition[i]).tir())&amp;&amp;((e2.composition[i]).intercepter())&amp;&amp;(((Gardien)e2.composition[5]).parer())){</text:p>
      <text:p text:style-name="P8"><text:s text:c="14"/>System.out.println(name+" tire et marque !"+e1.nom+" gagne un point.\n");</text:p>
      <text:p text:style-name="P8"><text:s text:c="14"/>Score.increment2();</text:p>
      <text:p text:style-name="P8"/>
      <text:p text:style-name="P8"><text:s text:c="14"/>miTempsA(e2,e1,2,(nbActions-1));</text:p>
      <text:p text:style-name="P8"><text:s text:c="12"/>}</text:p>
      <text:p text:style-name="P8"><text:s text:c="12"/>else{</text:p>
      <text:p text:style-name="P8"><text:s text:c="14"/>System.out.println(name+" tire et rate !\n");</text:p>
      <text:p text:style-name="P8"><text:s text:c="14"/>miTempsB(e1,e2,(r+2),(nbActions-1));</text:p>
      <text:p text:style-name="P8"><text:s text:c="12"/>}</text:p>
      <text:p text:style-name="P8"><text:s text:c="12"/>break;</text:p>
      <text:p text:style-name="P8"/>
      <text:p text:style-name="P8"><text:s text:c="10"/>case(1):</text:p>
      <text:p text:style-name="P8"><text:s text:c="12"/>if((i&gt;0)&amp;&amp;((e1.composition[i]).passe(e1.composition[i-1]))&amp;&amp;(e2.composition[i].intercepter())){</text:p>
      <text:p text:style-name="P8"><text:s text:c="14"/>System.out.println(name+" a fait une passe à "+e1.composition[i-1].nom+"\n");</text:p>
      <text:p text:style-name="P8"><text:s text:c="14"/>miTempsB(e1,e2,i-1,(nbActions-1));</text:p>
      <text:p text:style-name="P8"><text:s text:c="12"/>}</text:p>
      <text:p text:style-name="P8"><text:s text:c="10"/>else{</text:p>
      <text:p text:style-name="P8"><text:s text:c="12"/>System.out.println(name+" tente de faire une passe mais échoue. \n");</text:p>
      <text:p text:style-name="P8"><text:s text:c="12"/>miTempsB(e1,e2,(r+1),(nbActions-1));</text:p>
      <text:p text:style-name="P8"><text:s text:c="12"/>}</text:p>
      <text:p text:style-name="P8"><text:s text:c="12"/>break;</text:p>
      <text:p text:style-name="P8"/>
      <text:p text:style-name="P8"><text:s text:c="10"/>case(2):</text:p>
      <text:p text:style-name="P8"><text:s text:c="12"/>if((i&lt;4)&amp;&amp;((e1.composition[i]).passe(e1.composition[i+1]))&amp;&amp;((e2.composition[i]).intercepter())){</text:p>
      <text:p text:style-name="P8"><text:s text:c="14"/>System.out.println(name+" a fait une passe à "+e1.composition[i+1].nom+"\n");</text:p>
      <text:p text:style-name="P8"><text:s text:c="14"/>miTempsB(e1,e2,i+1,(nbActions-1));</text:p>
      <text:p text:style-name="P8"><text:s text:c="12"/>}</text:p>
      <text:p text:style-name="P8"><text:s text:c="12"/>else{</text:p>
      <text:p text:style-name="P8"><text:s text:c="14"/>System.out.println(name+" tente de faire une passe mais échoue. \n");</text:p>
      <text:p text:style-name="P8"><text:s text:c="14"/>miTempsB(e1,e2,(r-1),(nbActions-1));</text:p>
      <text:p text:style-name="P8"><text:s text:c="12"/>}</text:p>
      <text:p text:style-name="P8"><text:s text:c="12"/>break;</text:p>
      <text:p text:style-name="P8"/>
      <text:p text:style-name="P8"><text:soft-page-break/><text:s text:c="10"/>case(3):</text:p>
      <text:p text:style-name="P8"><text:s text:c="12"/>if(((e1.composition[i]).faute())&amp;&amp;(e2.composition[i].intercepter())&amp;&amp;((Arbitre.getA()).juge())){</text:p>
      <text:p text:style-name="P8"><text:s text:c="14"/>System.out.println("SIFFLET! L'arbitre a signalé une faute. Balle au camp adverse. \n");</text:p>
      <text:p text:style-name="P8"><text:s text:c="14"/>nbFautes++;</text:p>
      <text:p text:style-name="P8"><text:s text:c="14"/>miTempsA(e2,e1,2,(nbActions-1));</text:p>
      <text:p text:style-name="P8"><text:s text:c="12"/>}</text:p>
      <text:p text:style-name="P8"><text:s text:c="10"/>else{</text:p>
      <text:p text:style-name="P8"><text:s text:c="12"/>System.out.println("L'arbitre dit Jeu ! \n");</text:p>
      <text:p text:style-name="P8"><text:s text:c="12"/>miTempsB(e1,e2,2,(nbActions-1));</text:p>
      <text:p text:style-name="P8"><text:s text:c="10"/>}</text:p>
      <text:p text:style-name="P8"><text:s text:c="10"/>break;</text:p>
      <text:p text:style-name="P8"><text:s text:c="8"/>}</text:p>
      <text:p text:style-name="P8"><text:s text:c="4"/>}</text:p>
      <text:p text:style-name="P8"/>
      <text:p text:style-name="P8"><text:s text:c="2"/>}</text:p>
      <text:p text:style-name="P8">}</text:p>
      <text:p text:style-name="P8"/>
      <text:p text:style-name="P8">public class Tournoi{</text:p>
      <text:p text:style-name="P8"><text:s text:c="2"/>public Match m1;</text:p>
      <text:p text:style-name="P8"><text:s text:c="2"/>public Match m2;</text:p>
      <text:p text:style-name="P8"><text:s text:c="2"/>public Match m3;</text:p>
      <text:p text:style-name="P8"/>
      <text:p text:style-name="P8"><text:s text:c="2"/>public Tournoi(Match mat1, Match <text:s/>mat2){</text:p>
      <text:p text:style-name="P8"><text:s text:c="4"/>this.m1=mat1;</text:p>
      <text:p text:style-name="P8"><text:s text:c="4"/>this.m2=mat2;</text:p>
      <text:p text:style-name="P8"><text:s text:c="2"/>}</text:p>
      <text:p text:style-name="P8"/>
      <text:p text:style-name="P8"><text:s text:c="2"/>public static void deroule(Match M1, Match M2){</text:p>
      <text:p text:style-name="P8"><text:s text:c="4"/>Equipe e1=M1.equ1; Equipe e2=M1.equ2; //on récupère les deux équipes du prmier match</text:p>
      <text:p text:style-name="P8"><text:s text:c="4"/>int t1=Match.miseEnJeu(e1,e2); //la mise en jeu détermine quelle équipe entame les hostilités</text:p>
      <text:p text:style-name="P8"><text:s text:c="4"/>if(t1&lt;2){Match.miTempsA(e1,e2,2,8);} //la première</text:p>
      <text:p text:style-name="P8"><text:s text:c="4"/>else{Match.miTempsB(e2,e1,2,8);} //ou la deuxième</text:p>
      <text:p text:style-name="P8"><text:s text:c="4"/>System.out.println("Les scores actuels sont "+e1.nom+" : "+Score.get1()+" à "+e2.nom+" : "+Score.get2()+".\n\n"); //scores non définitifs</text:p>
      <text:p text:style-name="P8"><text:s text:c="4"/>Match.nbActions=0; //remise du compteur d'action (de temps) à zéro</text:p>
      <text:p text:style-name="P8"><text:s text:c="4"/>e1.energie();e2.energie(); //reprise d'énergie lors de la pause</text:p>
      <text:p text:style-name="P8"><text:s text:c="4"/>if(t1&lt;2){Match.miTempsA(e1,e2,2,8);}</text:p>
      <text:p text:style-name="P8"><text:s text:c="4"/>else{Match.miTempsB(e2,e1,2,8);}</text:p>
      <text:p text:style-name="P8"><text:s text:c="4"/>System.out.println("Les scores finaux sont "+e1.nom+" : "+Score.get1()+" à "+e2.nom+" : "+Score.get2()+".\n\n"); // fin du premier match</text:p>
      <text:p text:style-name="P8"/>
      <text:p text:style-name="P8"><text:s text:c="4"/>Equipe f1; //équipe qualifiée pour la finale</text:p>
      <text:p text:style-name="P8"><text:s text:c="4"/>if(Score.get1()&gt;=Score.get2()){</text:p>
      <text:p text:style-name="P8"><text:s text:c="6"/>f1=(M1.equ1);</text:p>
      <text:p text:style-name="P8"><text:s text:c="4"/>}</text:p>
      <text:p text:style-name="P8"><text:s text:c="4"/>else{</text:p>
      <text:p text:style-name="P8"><text:s text:c="6"/>f1=(M1.equ2);</text:p>
      <text:p text:style-name="P8"><text:s text:c="4"/>}</text:p>
      <text:p text:style-name="P8"><text:s text:c="4"/>Score.set1(0);Score.set2(0); //remise des compteurs de scores à zéro</text:p>
      <text:p text:style-name="P8"/>
      <text:p text:style-name="P8"><text:s text:c="4"/>Equipe e3=M2.equ1; Equipe e4=M2.equ2;</text:p>
      <text:p text:style-name="P8"><text:soft-page-break/><text:s text:c="4"/>int t2=Match.miseEnJeu(e3,e4);</text:p>
      <text:p text:style-name="P8"><text:s text:c="4"/>if(t2&lt;2){Match.miTempsA(e3,e4,2,8);}</text:p>
      <text:p text:style-name="P8"><text:s text:c="4"/>else{Match.miTempsB(e4,e3,2,8);}</text:p>
      <text:p text:style-name="P8"><text:s text:c="4"/>System.out.println("Les scores actuels sont "+e3.nom+" : "+Score.get1()+" à "+e4.nom+" : "+Score.get2()+".\n\n");</text:p>
      <text:p text:style-name="P8"><text:s text:c="4"/>Match.nbActions=0;</text:p>
      <text:p text:style-name="P8"><text:s text:c="4"/>e3.energie();e4.energie();</text:p>
      <text:p text:style-name="P8"><text:s text:c="4"/>if(t2&lt;2){Match.miTempsA(e3,e4,2,8);}</text:p>
      <text:p text:style-name="P8"><text:s text:c="4"/>else{Match.miTempsB(e4,e3,2,8);}</text:p>
      <text:p text:style-name="P8"><text:s text:c="4"/>System.out.println("Les scores finaux sont "+e3.nom+" : "+Score.get1()+" à "+e4.nom+" : "+Score.get2()+".\n\n"); // fin du deuxième match</text:p>
      <text:p text:style-name="P8"/>
      <text:p text:style-name="P8"><text:s text:c="4"/>Equipe f2;</text:p>
      <text:p text:style-name="P8"><text:s text:c="4"/>if(Score.get1()&gt;=Score.get2()){</text:p>
      <text:p text:style-name="P8"><text:s text:c="6"/>f2=(M2.equ1);</text:p>
      <text:p text:style-name="P8"><text:s text:c="4"/>}</text:p>
      <text:p text:style-name="P8"><text:s text:c="4"/>else{</text:p>
      <text:p text:style-name="P8"><text:s text:c="6"/>f2=(M2.equ2);</text:p>
      <text:p text:style-name="P8"><text:s text:c="4"/>}</text:p>
      <text:p text:style-name="P8"><text:s text:c="4"/>Score.set1(0);Score.set2(0);</text:p>
      <text:p text:style-name="P8"><text:s text:c="4"/>f1.energie();f2.energie();</text:p>
      <text:p text:style-name="P8"><text:s text:c="4"/>f1.energie();f2.energie(); // les joueurs récupèrent de l'énergie</text:p>
      <text:p text:style-name="P8"/>
      <text:p text:style-name="P8"><text:s text:c="4"/>int t3=Match.miseEnJeu(f1,f2);</text:p>
      <text:p text:style-name="P8"><text:s text:c="4"/>if(t3&lt;2){Match.miTempsA(f1,f2,2,8);}</text:p>
      <text:p text:style-name="P8"><text:s text:c="4"/>else{Match.miTempsB(f2,f1,2,8);}</text:p>
      <text:p text:style-name="P8"><text:s text:c="4"/>System.out.println("Les scores actuels sont "+f1.nom+" : "+Score.get1()+" à "+f2.nom+" : "+Score.get2()+".\n\n");</text:p>
      <text:p text:style-name="P8"><text:s text:c="4"/>Match.nbActions=0;</text:p>
      <text:p text:style-name="P8"><text:s text:c="4"/>if(t3&lt;2){Match.miTempsA(f1,f2,2,8);}</text:p>
      <text:p text:style-name="P8"><text:s text:c="4"/>else{Match.miTempsB(f2,f1,2,8);}</text:p>
      <text:p text:style-name="P8"><text:s text:c="4"/>System.out.println("Les scores finaux sont "+f1.nom+" : "+Score.get1()+" à "+f2.nom+" : "+Score.get2()+".\n\n"); // fin du dernier match</text:p>
      <text:p text:style-name="P8"/>
      <text:p text:style-name="P8"><text:s text:c="4"/>Equipe s;</text:p>
      <text:p text:style-name="P8"><text:s text:c="4"/>if(Score.get1()&gt;=Score.get2()){</text:p>
      <text:p text:style-name="P8"><text:s text:c="6"/>s=f1;</text:p>
      <text:p text:style-name="P8"><text:s text:c="4"/>}</text:p>
      <text:p text:style-name="P8"><text:s text:c="4"/>else{</text:p>
      <text:p text:style-name="P8"><text:s text:c="6"/>s=f2;</text:p>
      <text:p text:style-name="P8"><text:s text:c="4"/>}</text:p>
      <text:p text:style-name="P8"/>
      <text:p text:style-name="P8"><text:s text:c="4"/>System.out.println("Le vainqueur du tournoi est l'équipe "+s.nom+"! Félicitations !\n");</text:p>
      <text:p text:style-name="P8"><text:s text:c="2"/>}</text:p>
      <text:p text:style-name="P8">}</text:p>
      <text:p text:style-name="P8"/>
      <text:p text:style-name="P8">public class Main{</text:p>
      <text:p text:style-name="P8"><text:s text:c="2"/>public static void main(String args[]){</text:p>
      <text:p text:style-name="P8"/>
      <text:p text:style-name="P8"><text:s text:c="2"/>Ailier a1 = new Ailier("Alex1", 8);</text:p>
      <text:p text:style-name="P8"><text:s text:c="2"/>Milieu m1 = new Attaquant("Marc1",9);</text:p>
      <text:p text:style-name="P8"><text:s text:c="2"/>Milieu m2 = new Pointe("Max1");</text:p>
      <text:p text:style-name="P8"><text:soft-page-break/><text:s text:c="2"/>Milieu m3 = new Attaquant("Mathieu1",8);</text:p>
      <text:p text:style-name="P8"><text:s text:c="2"/>Ailier a2 = new Ailier(a1);</text:p>
      <text:p text:style-name="P8"><text:s text:c="2"/>Gardien g1 = new Gardien("Guillaume1",5);</text:p>
      <text:p text:style-name="P8"/>
      <text:p text:style-name="P8"><text:s text:c="2"/>Joueur [] l1={a1,m1,m2,m3,a2,g1}; // rangés dans l'ordre de leur disposition sur le terrain : ailier-3 milieux-ailier et le gardien</text:p>
      <text:p text:style-name="P8"><text:s text:c="2"/>Equipe e1 = new Equipe("Jacobins",l1);</text:p>
      <text:p text:style-name="P8"/>
      <text:p text:style-name="P8"><text:s text:c="2"/>Ailier b1 = new Ailier("Axel2", 2);</text:p>
      <text:p text:style-name="P8"><text:s text:c="2"/>Milieu n1 = new Attaquant("Marco2",6);</text:p>
      <text:p text:style-name="P8"><text:s text:c="2"/>Milieu n2 = new Pointe("Maxime2");</text:p>
      <text:p text:style-name="P8"><text:s text:c="2"/>Milieu n3 = new Attaquant("Math2",7);</text:p>
      <text:p text:style-name="P8"><text:s text:c="2"/>Ailier b2 = new Ailier(b1);</text:p>
      <text:p text:style-name="P8"><text:s text:c="2"/>Gardien h1 = new Gardien("Guillaume2",2);</text:p>
      <text:p text:style-name="P8"/>
      <text:p text:style-name="P8"><text:s text:c="2"/>Joueur [] l2={b1,n1,n2,n3,b2,h1};</text:p>
      <text:p text:style-name="P8"><text:s text:c="2"/>Equipe e2 = new Equipe("Saint-Jean",l2);</text:p>
      <text:p text:style-name="P8"/>
      <text:p text:style-name="P8"><text:s text:c="2"/>Ailier c1 = new Ailier("Alexis3", 5);</text:p>
      <text:p text:style-name="P8"><text:s text:c="2"/>Milieu o1 = new Attaquant("Martin3",6);</text:p>
      <text:p text:style-name="P8"><text:s text:c="2"/>Milieu o2 = new Pointe("Maximilien3");</text:p>
      <text:p text:style-name="P8"><text:s text:c="2"/>Milieu o3 = new Attaquant("Mathew3",9);</text:p>
      <text:p text:style-name="P8"><text:s text:c="2"/>Ailier c2 = new Ailier(c1);</text:p>
      <text:p text:style-name="P8"><text:s text:c="2"/>Gardien i1 = new Gardien("Guillaume3",3);</text:p>
      <text:p text:style-name="P8"/>
      <text:p text:style-name="P8"><text:s text:c="2"/>Joueur [] l3={c1,o1,o2,o3,c2,i1};</text:p>
      <text:p text:style-name="P8"><text:s text:c="2"/>Equipe e3 = new Equipe("Saran",l3);</text:p>
      <text:p text:style-name="P8"/>
      <text:p text:style-name="P8"><text:s text:c="2"/>Ailier d1 = new Ailier("Alexandre4", 3);</text:p>
      <text:p text:style-name="P8"><text:s text:c="2"/>Milieu p1 = new Attaquant("Marcus4",4);</text:p>
      <text:p text:style-name="P8"><text:s text:c="2"/>Milieu p2 = new Pointe("Maximus4");</text:p>
      <text:p text:style-name="P8"><text:s text:c="2"/>Milieu p3 = new Attaquant("Matheus4",6);</text:p>
      <text:p text:style-name="P8"><text:s text:c="2"/>Ailier d2 = new Ailier(c1);</text:p>
      <text:p text:style-name="P8"><text:s text:c="2"/>Gardien j1 = new Gardien("Guillaume4",2);</text:p>
      <text:p text:style-name="P8"/>
      <text:p text:style-name="P8"><text:s text:c="2"/>Joueur [] l4={d1,p1,p2,p3,d2,j1};</text:p>
      <text:p text:style-name="P8"><text:s text:c="2"/>Equipe e4 = new Equipe("Laval",l4);</text:p>
      <text:p text:style-name="P8"/>
      <text:p text:style-name="P8"><text:s text:c="2"/>Match match1 = new Match(e1,e2);</text:p>
      <text:p text:style-name="P8"><text:s text:c="2"/>Match match2 = new Match(e3,e4);</text:p>
      <text:p text:style-name="P8"><text:s text:c="2"/>Tournoi.deroule(match1,match2);</text:p>
      <text:p text:style-name="P8"/>
      <text:p text:style-name="P8"/>
      <text:p text:style-name="P8"><text:s text:c="2"/>}</text:p>
      <text:p text:style-name="P8"/>
      <text:p text:style-name="P8"/>
      <text:p text:style-name="P8">}</text:p>
      <text:p text:style-name="P8"/>
      <text:p text:style-name="P8">public class Score{</text:p>
      <text:p text:style-name="P8"><text:s text:c="2"/>private static int Sc1;</text:p>
      <text:p text:style-name="P8"><text:s text:c="2"/>private static int Sc2;</text:p>
      <text:p text:style-name="P8"/>
      <text:p text:style-name="P8"><text:soft-page-break/><text:s text:c="2"/>public static void increment1(){</text:p>
      <text:p text:style-name="P8"><text:s text:c="4"/>Sc1++;</text:p>
      <text:p text:style-name="P8"><text:s text:c="2"/>}</text:p>
      <text:p text:style-name="P8"/>
      <text:p text:style-name="P8"><text:s text:c="2"/>public static void increment2(){</text:p>
      <text:p text:style-name="P8"><text:s text:c="4"/>Sc2++;</text:p>
      <text:p text:style-name="P8"><text:s text:c="2"/>}</text:p>
      <text:p text:style-name="P8"/>
      <text:p text:style-name="P8"><text:s text:c="2"/>public static void set1(int i){</text:p>
      <text:p text:style-name="P8"><text:s text:c="4"/>Sc1=i;</text:p>
      <text:p text:style-name="P8"><text:s text:c="2"/>}</text:p>
      <text:p text:style-name="P8"/>
      <text:p text:style-name="P8"><text:s text:c="2"/>public static void set2(int i){</text:p>
      <text:p text:style-name="P8"><text:s text:c="4"/>Sc2=i;</text:p>
      <text:p text:style-name="P8"><text:s text:c="2"/>}</text:p>
      <text:p text:style-name="P8"/>
      <text:p text:style-name="P8"><text:s text:c="2"/>public static int get1(){</text:p>
      <text:p text:style-name="P8"><text:s text:c="4"/>return Sc1;</text:p>
      <text:p text:style-name="P8"><text:s text:c="2"/>}</text:p>
      <text:p text:style-name="P8"/>
      <text:p text:style-name="P8"><text:s text:c="2"/>public <text:s/>static int get2(){</text:p>
      <text:p text:style-name="P8"><text:s text:c="4"/>return Sc2;</text:p>
      <text:p text:style-name="P8"><text:s text:c="2"/>}</text:p>
      <text:p text:style-name="P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1-01-06T22:40:26.372227550</dc:date>
    <meta:editing-duration>PT4H14M</meta:editing-duration>
    <meta:editing-cycles>32</meta:editing-cycles>
    <meta:document-statistic meta:table-count="8" meta:image-count="0" meta:object-count="0" meta:page-count="14" meta:paragraph-count="540" meta:word-count="2030" meta:character-count="18526" meta:non-whitespace-character-count="14579"/>
  </office:meta>
</office:document-meta>
</file>